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- что ето и из чего состоит, полная картина</text:p>
      <text:p text:style-name="P1">ChatGPT</text:p>
      <text:p text:style-name="P2">ChatGPT</text:p>
      <text:p text:style-name="P4">WordPress - это система управления содержимым (CMS), которая используется для создания веб-сайтов, блогов и онлайн-магазинов. Она состоит из нескольких ключевых компонентов и модулей, обеспечивающих функциональность и возможности для создания и управления веб-ресурсами. Полная картина WordPress включает следующие основные элементы:</text:p>
      <text:list xml:id="list2635746605070459794" text:style-name="L1">
        <text:list-item>
          <text:p text:style-name="P5"><text:span text:style-name="Strong_20_Emphasis">Ядро WordPress:</text:span></text:p>
          <text:list>
            <text:list-item>
              <text:p text:style-name="P3">Это основной код и функциональность, который предоставляет базовые возможности управления содержимым, такие как создание страниц, публикаций, управление пользователями и комментариями.</text:p>
            </text:list-item>
          </text:list>
        </text:list-item>
        <text:list-item>
          <text:p text:style-name="P5"><text:span text:style-name="Strong_20_Emphasis">Темы (Themes):</text:span></text:p>
          <text:list>
            <text:list-item>
              <text:p text:style-name="P3">Оформление и дизайн веб-сайта. Темы определяют внешний вид сайта, включая расположение элементов, стили, цвета и шрифты. Пользователи могут выбирать или создавать темы под свои потребности.</text:p>
            </text:list-item>
          </text:list>
        </text:list-item>
        <text:list-item>
          <text:p text:style-name="P5"><text:span text:style-name="Strong_20_Emphasis">Плагины (Plugins):</text:span></text:p>
          <text:list>
            <text:list-item>
              <text:p text:style-name="P3">Дополнительные модули, которые добавляют функциональность к основному функционалу WordPress. Плагины позволяют расширять возможности сайта, добавлять новые функции, например, SEO-оптимизацию, обработку форм, интеграцию с социальными сетями и т.д.</text:p>
            </text:list-item>
          </text:list>
        </text:list-item>
        <text:list-item>
          <text:p text:style-name="P5"><text:span text:style-name="Strong_20_Emphasis">База данных:</text:span></text:p>
          <text:list>
            <text:list-item>
              <text:p text:style-name="P3">WordPress использует базу данных для хранения информации о содержимом сайта, такую как записи, страницы, настройки тем и плагинов, информация о пользователях и многое другое.</text:p>
            </text:list-item>
          </text:list>
        </text:list-item>
        <text:list-item>
          <text:p text:style-name="P5"><text:span text:style-name="Strong_20_Emphasis">API (Application Programming Interface):</text:span></text:p>
          <text:list>
            <text:list-item>
              <text:p text:style-name="P3">Интерфейсы, позволяющие взаимодействовать с внешними сервисами, приложениями или расширениями, чтобы интегрировать их функциональность с WordPress.</text:p>
            </text:list-item>
          </text:list>
        </text:list-item>
        <text:list-item>
          <text:p text:style-name="P5"><text:span text:style-name="Strong_20_Emphasis">Консоль управления (Dashboard):</text:span></text:p>
          <text:list>
            <text:list-item>
              <text:p text:style-name="P3">Веб-интерфейс, через который пользователи могут управлять содержимым сайта, добавлять новые записи, редактировать страницы, управлять темами и плагинами, настраивать настройки и т.д.</text:p>
            </text:list-item>
          </text:list>
        </text:list-item>
        <text:list-item>
          <text:p text:style-name="P5"><text:span text:style-name="Strong_20_Emphasis">Сообщество и Экосистема:</text:span></text:p>
          <text:list>
            <text:list-item>
              <text:p text:style-name="P5">WordPress имеет огромное сообщество разработчиков, дизайнеров, пользователей и консультантов, которые создают темы, плагины, обсуждают проблемы, делятся опытом и предоставляют поддержку.</text:p>
            </text:list-item>
          </text:list>
        </text:list-item>
      </text:list>
      <text:p text:style-name="P4">Картина WordPress представляет собой гибкую и расширяемую платформу, которая может быть использована для различных целей - от создания персональных блогов до корпоративных сайтов и интернет-магазинов. Её открытый и расширяемый характер делает её популярным выбором для многих веб-проек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00:57:13.91</dc:date>
    <meta:document-statistic meta:table-count="0" meta:image-count="0" meta:object-count="0" meta:page-count="1" meta:paragraph-count="19" meta:word-count="272" meta:character-count="2172"/>
    <dc:creator>Dima Wide</dc:creator>
    <meta:user-defined meta:name="Info 1"/>
    <meta:user-defined meta:name="Info 2"/>
    <meta:user-defined meta:name="Info 3"/>
    <meta:user-defined meta:name="Info 4"/>
  </office:meta>
</office:document-meta>
</file>